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ítulo_20_2">
      <style:paragraph-properties fo:line-height="100%"/>
      <style:text-properties style:font-name="Arial" fo:font-size="9pt" fo:language="es" fo:country="ES" style:font-size-asian="9pt" style:font-size-complex="9pt"/>
    </style:style>
    <style:style style:name="P2" style:family="paragraph" style:parent-style-name="Normal">
      <style:paragraph-properties fo:line-height="100%"/>
    </style:style>
    <style:style style:name="T1" style:family="text">
      <style:text-properties style:font-name="Arial" fo:font-size="9pt" fo:language="es" fo:country="ES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SI 1.3: </text:h>
      <text:h text:style-name="P1" text:outline-level="2">DETERMINACIÓN DE RESPONSABLES: </text:h>
      <text:p text:style-name="P2"><text:span text:style-name="T1">El órgano directivo de los distintos departamentos detectados en la descripción general del PSI participarán en diversas sesiones de trabajo para conformar la manera de trababajar y colaborar en la creación del PSI.</text:span></text:p>
      <text:p text:style-name="P2"><text:span text:style-name="T1">Dichos responsables serán nombrados y aceptarán su cometido, de manera que los objetivos establecidos por el comité del proyecto tanto a nivel operativo como táctico se conocerán por la alta dirección de HENARSECUR, garantizando de esta manera la máxima compenetración entre los objetivos que la empresa HENARSECUR y la consultora COMPUTER CONSULTING pretender alcanz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 style:list-style-name="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size-complex="13pt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1T18:38:36.67</meta:creation-date>
    <dc:date>2019-03-01T18:50:26.82</dc:date>
    <meta:editing-duration>PT11M49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4" meta:word-count="92" meta:character-count="625"/>
  </office:meta>
</office:document-meta>
</file>